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11pt"/>
    </style:style>
    <style:style style:name="co5" style:family="table-column">
      <style:table-column-properties fo:break-before="auto" style:column-width="87.1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07.49pt"/>
    </style:style>
    <style:style style:name="co10" style:family="table-column">
      <style:table-column-properties fo:break-before="auto" style:column-width="105.14pt"/>
    </style:style>
    <style:style style:name="co11" style:family="table-column">
      <style:table-column-properties fo:break-before="auto" style:column-width="134.96pt"/>
    </style:style>
    <style:style style:name="co12" style:family="table-column">
      <style:table-column-properties fo:break-before="auto" style:column-width="120.81pt"/>
    </style:style>
    <style:style style:name="co13" style:family="table-column">
      <style:table-column-properties fo:break-before="auto" style:column-width="196.84pt"/>
    </style:style>
    <style:style style:name="co14" style:family="table-column">
      <style:table-column-properties fo:break-before="auto" style:column-width="80.05pt"/>
    </style:style>
    <style:style style:name="co15" style:family="table-column">
      <style:table-column-properties fo:break-before="auto" style:column-width="70.64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210.16pt"/>
    </style:style>
    <style:style style:name="co18" style:family="table-column">
      <style:table-column-properties fo:break-before="auto" style:column-width="252.51pt"/>
    </style:style>
    <style:style style:name="co19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808080" fo:border="0.06pt solid 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RM Tab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" office:value-type="string" calcext:value-type="string">
            <text:p>Deadlift</text:p>
          </table:table-cell>
          <table:table-cell table:style-name="ce6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" office:value-type="string" calcext:value-type="string">
            <text:p>Push Press</text:p>
          </table:table-cell>
          <table:table-cell table:style-name="ce5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" office:value-type="string" calcext:value-type="string">
            <text:p>Jerk</text:p>
          </table:table-cell>
          <table:table-cell table:style-name="ce7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" office:value-type="string" calcext:value-type="string">
            <text:p>Press</text:p>
          </table:table-cell>
          <table:table-cell table:style-name="ce5" table:formula="of:=65/[.B34]" office:value-type="float" office:value="69.8924731182796" calcext:value-type="float">
            <text:p>69.89</text:p>
          </table:table-cell>
          <table:table-cell/>
        </table:table-row>
        <table:table-row table:style-name="ro2">
          <table:table-cell table:style-name="ce1" office:value-type="string" calcext:value-type="string">
            <text:p>OVS</text:p>
          </table:table-cell>
          <table:table-cell table:style-name="ce8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" office:value-type="string" calcext:value-type="string">
            <text:p>Back Squat</text:p>
          </table:table-cell>
          <table:table-cell table:style-name="ce5" table:formula="of:=137.5/[.B35]" office:value-type="float" office:value="152.777777777778" calcext:value-type="float">
            <text:p>152.78</text:p>
          </table:table-cell>
          <table:table-cell table:formula="of:=[.B9]*0.9" office:value-type="float" office:value="137.5" calcext:value-type="float">
            <text:p>137.5</text:p>
          </table:table-cell>
        </table:table-row>
        <table:table-row table:style-name="ro2">
          <table:table-cell table:style-name="ce1" office:value-type="string" calcext:value-type="string">
            <text:p>Front Squat</text:p>
          </table:table-cell>
          <table:table-cell table:style-name="ce5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" office:value-type="string" calcext:value-type="string">
            <text:p>Clean</text:p>
          </table:table-cell>
          <table:table-cell table:style-name="ce5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" office:value-type="string" calcext:value-type="string">
            <text:p>Clean Pull</text:p>
          </table:table-cell>
          <table:table-cell table:style-name="ce5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" office:value-type="string" calcext:value-type="string">
            <text:p>Snatch</text:p>
          </table:table-cell>
          <table:table-cell table:style-name="ce5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pull</text:p>
          </table:table-cell>
          <table:table-cell table:style-name="ce5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" office:value-type="string" calcext:value-type="string">
            <text:p>Power Clean</text:p>
          </table:table-cell>
          <table:table-cell table:style-name="ce5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" office:value-type="string" calcext:value-type="string">
            <text:p>Power Snatch</text:p>
          </table:table-cell>
          <table:table-cell table:style-name="ce5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" office:value-type="string" calcext:value-type="string">
            <text:p>CG Deficit Deadlift</text:p>
          </table:table-cell>
          <table:table-cell table:style-name="ce9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Deadlift</text:p>
          </table:table-cell>
          <table:table-cell table:style-name="ce5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" office:value-type="string" calcext:value-type="string">
            <text:p>Paused Deadlift/ Stiff Leg</text:p>
          </table:table-cell>
          <table:table-cell table:style-name="ce5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" office:value-type="string" calcext:value-type="string">
            <text:p>Clean Combination</text:p>
          </table:table-cell>
          <table:table-cell table:style-name="ce5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" office:value-type="string" calcext:value-type="string">
            <text:p>Snatch Combination</text:p>
          </table:table-cell>
          <table:table-cell table:style-name="ce5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10" table:formula="of:=0.6*[.B9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10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2" office:value-type="string" calcext:value-type="string">
            <text:p>SLDL</text:p>
          </table:table-cell>
          <table:table-cell table:style-name="ce10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2"/>
          <table:table-cell table:style-name="ce10"/>
          <table:table-cell/>
        </table:table-row>
        <table:table-row table:style-name="ro2" table:number-rows-repeated="2">
          <table:table-cell table:style-name="ce3"/>
          <table:table-cell table:style-name="ce11"/>
          <table:table-cell/>
        </table:table-row>
        <table:table-row table:style-name="ro2">
          <table:table-cell table:style-name="ce2"/>
          <table:table-cell table:style-name="ce10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0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0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icrocycles" table:style-name="ta1">
        <table:table-column table:style-name="co3" table:number-columns-repeated="2" table:default-cell-style-name="Default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 2er</text:p>
          </table:table-cell>
          <table:table-cell office:value-type="string" calcext:value-type="string">
            <text:p>Clean 2er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AY 1</text:p>
          </table:table-cell>
          <table:table-cell table:style-name="Default" office:value-type="string" calcext:value-type="string">
            <text:p>DAY 2</text:p>
          </table:table-cell>
          <table:table-cell table:style-name="Default" office:value-type="string" calcext:value-type="string">
            <text:p>DAY 3</text:p>
          </table:table-cell>
          <table:table-cell table:style-name="Default" office:value-type="string" calcext:value-type="string">
            <text:p>DAY 4</text:p>
          </table:table-cell>
          <table:table-cell table:style-name="Default" office:value-type="string" calcext:value-type="string">
            <text:p>DAY 5</text:p>
          </table:table-cell>
          <table:table-cell table:style-name="Default"/>
          <table:table-cell table:style-name="Default" office:value-type="string" calcext:value-type="string">
            <text:p>DAY 6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  <table:table-cell office:value-type="string" calcext:value-type="string">
            <text:p>for str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Complex Clean Pull</text:p>
          </table:table-cell>
          <table:table-cell table:style-name="ce13" office:value-type="string" calcext:value-type="string">
            <text:p>Snatch 3er</text:p>
          </table:table-cell>
          <table:table-cell table:style-name="ce13" office:value-type="string" calcext:value-type="string">
            <text:p>Clean 3er</text:p>
          </table:table-cell>
          <table:table-cell table:style-name="ce13" office:value-type="string" calcext:value-type="string">
            <text:p>Complex Drop Snatch </text:p>
          </table:table-cell>
          <table:table-cell office:value-type="string" calcext:value-type="string">
            <text:p>Clean Push Complex</text:p>
          </table:table-cell>
          <table:table-cell/>
          <table:table-cell table:style-name="ce13" office:value-type="string" calcext:value-type="string">
            <text:p>Complex <text:s/>Pull Snatch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3" office:value-type="string" calcext:value-type="string">
            <text:p>Front Squat</text:p>
          </table:table-cell>
          <table:table-cell table:style-name="ce13" office:value-type="string" calcext:value-type="string">
            <text:p>OVS </text:p>
          </table:table-cell>
          <table:table-cell/>
          <table:table-cell table:style-name="ce16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table:style-name="ce13" office:value-type="string" calcext:value-type="string">
            <text:p>Backsqu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ce13" office:value-type="string" calcext:value-type="string">
            <text:p>SLDL</text:p>
          </table:table-cell>
          <table:table-cell table:number-columns-repeated="2"/>
          <table:table-cell table:style-name="ce13"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3" office:value-type="string" calcext:value-type="string">
            <text:p>Jerk 3er</text:p>
          </table:table-cell>
          <table:table-cell table:number-columns-repeated="3"/>
          <table:table-cell table:style-name="ce13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5" table:style-name="ce14" office:value-type="string" calcext:value-type="string">
            <text:p>Volume 2/3</text:p>
          </table:table-cell>
          <table:table-cell table:style-name="ce14"/>
          <table:table-cell table:style-name="ce14" office:value-type="string" calcext:value-type="string">
            <text:p>Volume 2/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number-columns-repeated="7" table:style-name="ce15" office:value-type="string" calcext:value-type="string">
            <text:p>Beach Volleyball </text:p>
          </table:table-cell>
          <table:table-cell table:number-columns-repeated="3"/>
        </table:table-row>
      </table:table>
      <table:table table:name="Front Squat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4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4]/['RM Table'.$B$35]" office:value-type="float" office:value="0.819444444444444" calcext:value-type="float">
            <text:p>0.819444444444444</text:p>
          </table:table-cell>
          <table:table-cell/>
          <table:table-cell table:formula="of:=[.F14]*['RM Table'.$B$10]" office:value-type="float" office:value="103.091397849462" calcext:value-type="float">
            <text:p>103.091397849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5]" office:value-type="float" office:value="0.847222222222222" calcext:value-type="float">
            <text:p>0.847222222222222</text:p>
          </table:table-cell>
          <table:table-cell/>
          <table:table-cell table:formula="of:=[.F15]*['RM Table'.$B$10]" office:value-type="float" office:value="106.586021505376" calcext:value-type="float">
            <text:p>106.58602150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5]" office:value-type="float" office:value="0.861111111111111" calcext:value-type="float">
            <text:p>0.861111111111111</text:p>
          </table:table-cell>
          <table:table-cell office:value-type="string" calcext:value-type="string">
            <text:p>RM</text:p>
          </table:table-cell>
          <table:table-cell table:formula="of:=[.F16]*['RM Table'.$B$10]" office:value-type="float" office:value="108.333333333333" calcext:value-type="float">
            <text:p>108.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formula="of:=[.F17]/['RM Table'.$B$35]" office:value-type="float" office:value="0.777777777777778" calcext:value-type="float">
            <text:p>0.777777777777778</text:p>
          </table:table-cell>
          <table:table-cell/>
          <table:table-cell table:formula="of:=[.F17]*['RM Table'.$B$10]" office:value-type="float" office:value="97.8494623655913" calcext:value-type="float">
            <text:p>97.84946236559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template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Press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6]/['RM Table'.$B$36]" office:value-type="float" office:value="0.909090909090909" calcext:value-type="float">
            <text:p>0.909090909090909</text:p>
          </table:table-cell>
          <table:table-cell/>
          <table:table-cell table:formula="of:=[.F6]*['RM Table'.$B$7]" office:value-type="float" office:value="55.9139784946237" calcext:value-type="float">
            <text:p>55.9139784946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$B$35]" office:value-type="float" office:value="0.837" calcext:value-type="float">
            <text:p>0.837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[.F7]*['RM Table'.$B$7]" office:value-type="float" office:value="58.5" calcext:value-type="float">
            <text:p>58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8]*['RM Table'.$B$35]" office:value-type="float" office:value="0.864" calcext:value-type="float">
            <text:p>0.864</text:p>
          </table:table-cell>
          <table:table-cell office:value-type="float" office:value="0.96" calcext:value-type="float">
            <text:p>0.96</text:p>
          </table:table-cell>
          <table:table-cell/>
          <table:table-cell table:formula="of:=[.F8]*['RM Table'.$B$7]" office:value-type="float" office:value="60.3870967741936" calcext:value-type="float">
            <text:p>60.3870967741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er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table:formula="of:=[.F9]/['RM Table'.B33]" office:value-type="float" office:value="0.833333333333333" calcext:value-type="float">
            <text:p>0.833333333333333</text:p>
          </table:table-cell>
          <table:table-cell/>
          <table:table-cell table:formula="of:=[.F9]*['RM Table'.$B$7]" office:value-type="float" office:value="55.9139784946237" calcext:value-type="float">
            <text:p>55.9139784946237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Evert 2014 Olymp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ce17" office:value-type="string" calcext:value-type="string">
            <text:p>Press - 5RM; 95%x5, 90%x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Press - 3RM; 95%x3, 90%x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table table:name="SLDL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15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5" calcext:value-type="float">
            <text:p>0.85</text:p>
          </table:table-cell>
          <table:table-cell table:style-name="ce21"/>
          <table:table-cell table:formula="of:=[.H6]*['RM Table'.$B$24]" office:value-type="float" office:value="165.75" calcext:value-type="float">
            <text:p>165.7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office:value-type="float" office:value="0.792" calcext:value-type="float">
            <text:p>0.792</text:p>
          </table:table-cell>
          <table:table-cell office:value-type="float" office:value="0.9" calcext:value-type="float">
            <text:p>0.9</text:p>
          </table:table-cell>
          <table:table-cell table:style-name="ce21"/>
          <table:table-cell table:formula="of:=[.H7]*['RM Table'.$B$24]" office:value-type="float" office:value="175.5" calcext:value-type="float">
            <text:p>175.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office:value-type="float" office:value="0.836" calcext:value-type="float">
            <text:p>0.836</text:p>
          </table:table-cell>
          <table:table-cell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formula="of:=[.H8]*['RM Table'.$B$24]" office:value-type="float" office:value="185.25" calcext:value-type="float">
            <text:p>185.25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table:style-name="ce21"/>
          <table:table-cell table:formula="of:=[.H9]*['RM Table'.$B$24]" office:value-type="float" office:value="159.545454545454" calcext:value-type="float">
            <text:p>159.545454545454</text:p>
          </table:table-cell>
          <table:table-cell table:number-columns-repeated="4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4"/>
          <table:table-cell office:value-type="string" calcext:value-type="string">
            <text:p>R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/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 Complex" table:style-name="ta1">
        <table:table-column table:style-name="co1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lean Complex Progression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office:value-type="float" office:value="86.46" calcext:value-type="float">
            <text:p>86.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office:value-type="float" office:value="90.42" calcext:value-type="float">
            <text:p>90.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office:value-type="float" office:value="94.38" calcext:value-type="float">
            <text:p>94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Clean Pull, Clean, Clean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office:value-type="float" office:value="82.5" calcext:value-type="float">
            <text:p>82.5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1</text:p>
          </table:table-cell>
          <table:table-cell/>
          <table:table-cell table:formula="of:=[.F14]*['RM Table'.$B$11]" office:value-type="float" office:value="82.5" calcext:value-type="float">
            <text:p>82.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15]*['RM Table'.$B$11]" office:value-type="float" office:value="85.25" calcext:value-type="float">
            <text:p>85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2" calcext:value-type="float">
            <text:p>1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73655913978495" calcext:value-type="float">
            <text:p>0.87</text:p>
          </table:table-cell>
          <table:table-cell/>
          <table:table-cell table:formula="of:=[.F16]*['RM Table'.$B$11]" office:value-type="float" office:value="89.375" calcext:value-type="float">
            <text:p>89.38</text:p>
          </table:table-cell>
          <table:table-cell office:value-type="string" calcext:value-type="string">
            <text:p>RM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 Pull, (Hang Clean|Pull), Hang Clean</text:p>
          </table:table-cell>
          <table:table-cell office:value-type="float" office:value="15" calcext:value-type="float">
            <text:p>15</text:p>
          </table:table-cell>
          <table:table-cell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/>
          <table:table-cell table:formula="of:=[.F17]*['RM Table'.$B$11]" office:value-type="float" office:value="81.4" calcext:value-type="float">
            <text:p>81.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of Push P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20" calcext:value-type="float">
            <text:p>20</text:p>
          </table:table-cell>
          <table:table-cell office:value-type="float" office:value="0.786" calcext:value-type="float">
            <text:p>0.786</text:p>
          </table:table-cell>
          <table:table-cell office:value-type="float" office:value="0.873333333333333" calcext:value-type="float">
            <text:p>0.87</text:p>
          </table:table-cell>
          <table:table-cell/>
          <table:table-cell table:formula="of:=[.F20]*['RM Table'.$B$5]" office:value-type="float" office:value="80.2903225806451" calcext:value-type="float">
            <text:p>80.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6" calcext:value-type="float">
            <text:p>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913333333333333" calcext:value-type="float">
            <text:p>0.91</text:p>
          </table:table-cell>
          <table:table-cell/>
          <table:table-cell table:formula="of:=[.F21]*['RM Table'.$B$5]" office:value-type="float" office:value="83.9677419354839" calcext:value-type="float">
            <text:p>83.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858" calcext:value-type="float">
            <text:p>0.858</text:p>
          </table:table-cell>
          <table:table-cell office:value-type="float" office:value="0.953333333333333" calcext:value-type="float">
            <text:p>0.95</text:p>
          </table:table-cell>
          <table:table-cell/>
          <table:table-cell table:formula="of:=[.F22]*['RM Table'.$B$5]" office:value-type="float" office:value="87.6451612903226" calcext:value-type="float">
            <text:p>87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Clean, Push Press, Push Press, Jerk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333333333" calcext:value-type="float">
            <text:p>0.83</text:p>
          </table:table-cell>
          <table:table-cell/>
          <table:table-cell table:formula="of:=[.F23]*['RM Table'.$B$5]" office:value-type="float" office:value="76.6129032258065" calcext:value-type="float">
            <text:p>76.61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atch Complex" table:style-name="ta1"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natch Complex Progress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4 x 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Snatch Pull, Snatch, Snatch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.718" calcext:value-type="float">
            <text:p>0.718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table:style-name="ce22" office:value-type="float" office:value="57.44" calcext:value-type="float">
            <text:p>57.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54" calcext:value-type="float">
            <text:p>0.754</text:p>
          </table:table-cell>
          <table:table-cell table:style-name="ce15" office:value-type="float" office:value="0.837777777777778" calcext:value-type="float">
            <text:p>0.837777777777778</text:p>
          </table:table-cell>
          <table:table-cell/>
          <table:table-cell table:style-name="ce15" office:value-type="float" office:value="60.32" calcext:value-type="float">
            <text:p>60.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Snatch Pull, Snatch, Snatch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877777777777778" calcext:value-type="float">
            <text:p>0.877777777777778</text:p>
          </table:table-cell>
          <table:table-cell/>
          <table:table-cell table:style-name="ce15" office:value-type="float" office:value="63.2" calcext:value-type="float">
            <text:p>63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Snatch Pull, Snatch, Snatch</text:p>
          </table:table-cell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table:style-name="ce22" office:value-type="float" office:value="0.797777777777778" calcext:value-type="float">
            <text:p>0.797777777777778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5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table:formula="of:=[.F14]/['RM Table'.$B$34]" office:value-type="float" office:value="0.806451612903226" calcext:value-type="float">
            <text:p>0.806451612903226</text:p>
          </table:table-cell>
          <table:table-cell/>
          <table:table-cell table:formula="of:=[.F14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8" calcext:value-type="float">
            <text:p>18</text:p>
          </table:table-cell>
          <table:table-cell office:value-type="float" office:value="0.775" calcext:value-type="float">
            <text:p>0.775</text:p>
          </table:table-cell>
          <table:table-cell table:formula="of:=[.F15]/['RM Table'.$B$34]" office:value-type="float" office:value="0.833333333333333" calcext:value-type="float">
            <text:p>0.833333333333333</text:p>
          </table:table-cell>
          <table:table-cell/>
          <table:table-cell table:formula="of:=[.F15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2" calcext:value-type="float">
            <text:p>12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4]" office:value-type="float" office:value="0.873655913978495" calcext:value-type="float">
            <text:p>0.873655913978495</text:p>
          </table:table-cell>
          <table:table-cell/>
          <table:table-cell table:formula="of:=[.F16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 Pull, (Hang Snatch|Snatch Pull), Hang Snatch</text:p>
          </table:table-cell>
          <table:table-cell office:value-type="float" office:value="15" calcext:value-type="float">
            <text:p>15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4]" office:value-type="float" office:value="0.795698924731183" calcext:value-type="float">
            <text:p>0.795698924731183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table:formula="of:=[.F20]/['RM Table'.$B$35]" office:value-type="float" office:value="0.833333333333333" calcext:value-type="float">
            <text:p>0.833333333333333</text:p>
          </table:table-cell>
          <table:table-cell/>
          <table:table-cell table:formula="of:=[.F20]*['RM Table'.$B$13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775" calcext:value-type="float">
            <text:p>0.775</text:p>
          </table:table-cell>
          <table:table-cell table:formula="of:=[.F21]/['RM Table'.$B$35]" office:value-type="float" office:value="0.861111111111111" calcext:value-type="float">
            <text:p>0.861111111111111</text:p>
          </table:table-cell>
          <table:table-cell/>
          <table:table-cell table:formula="of:=[.F21]*['RM Table'.$B$13]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20" calcext:value-type="float">
            <text:p>20</text:p>
          </table:table-cell>
          <table:table-cell office:value-type="float" office:value="0.8125" calcext:value-type="float">
            <text:p>0.8125</text:p>
          </table:table-cell>
          <table:table-cell table:formula="of:=[.F22]/['RM Table'.$B$35]" office:value-type="float" office:value="0.902777777777778" calcext:value-type="float">
            <text:p>0.902777777777778</text:p>
          </table:table-cell>
          <table:table-cell/>
          <table:table-cell table:formula="of:=[.F22]*['RM Table'.$B$13]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Power Snatch, Drop Snatch, Drop Snatch, OVS</text:p>
          </table:table-cell>
          <table:table-cell office:value-type="float" office:value="12" calcext:value-type="float">
            <text:p>12</text:p>
          </table:table-cell>
          <table:table-cell office:value-type="float" office:value="0.74" calcext:value-type="float">
            <text:p>0.74</text:p>
          </table:table-cell>
          <table:table-cell table:formula="of:=[.F23]/['RM Table'.$B$35]" office:value-type="float" office:value="0.822222222222222" calcext:value-type="float">
            <text:p>0.822222222222222</text:p>
          </table:table-cell>
          <table:table-cell/>
          <table:table-cell table:formula="of:=[.F23]*['RM Table'.$B$13]" office:value-type="float" office:value="59.2" calcext:value-type="float">
            <text:p>59.2</text:p>
          </table:table-cell>
        </table:table-row>
      </table:table>
      <table:table table:name="Snatch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Snatch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(3er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6 Sets</text:p>
          </table:table-cell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table:formula="of:=[.F6]/['RM Table'.B34]" office:value-type="float" office:value="0.752688172043011" calcext:value-type="float">
            <text:p>0.75</text:p>
          </table:table-cell>
          <table:table-cell/>
          <table:table-cell table:formula="of:=[.F6]*['RM Table'.$B$13]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5 Sets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465" calcext:value-type="float">
            <text:p>0.7465</text:p>
          </table:table-cell>
          <table:table-cell table:formula="of:=[.G6]+0.05" office:value-type="float" office:value="0.802688172043011" calcext:value-type="float">
            <text:p>0.80</text:p>
          </table:table-cell>
          <table:table-cell/>
          <table:table-cell table:formula="of:=[.F7]*['RM Table'.$B$13]" office:value-type="float" office:value="59.72" calcext:value-type="float">
            <text:p>59.7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4 Sets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793" calcext:value-type="float">
            <text:p>0.793</text:p>
          </table:table-cell>
          <table:table-cell table:formula="of:=[.G7]+0.05" office:value-type="float" office:value="0.852688172043011" calcext:value-type="float">
            <text:p>0.85</text:p>
          </table:table-cell>
          <table:table-cell/>
          <table:table-cell table:formula="of:=[.F8]*['RM Table'.$B$13]" office:value-type="float" office:value="63.44" calcext:value-type="float">
            <text:p>63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 Sets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51" calcext:value-type="float">
            <text:p>0.651</text:p>
          </table:table-cell>
          <table:table-cell office:value-type="float" office:value="0.7" calcext:value-type="float">
            <text:p>0.70</text:p>
          </table:table-cell>
          <table:table-cell/>
          <table:table-cell table:formula="of:=[.F9]*['RM Table'.$B$13]" office:value-type="float" office:value="52.08" calcext:value-type="float">
            <text:p>52.0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0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1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[.F12]*['RM Table'.$B$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table:formula="of:=(0.7+0.75+0.8*4)/6" office:value-type="float" office:value="0.775" calcext:value-type="float">
            <text:p>0.775</text:p>
          </table:table-cell>
          <table:table-cell table:formula="of:=[.F14]/['RM Table'.$B$33]" office:value-type="float" office:value="0.807291666666667" calcext:value-type="float">
            <text:p>0.81</text:p>
          </table:table-cell>
          <table:table-cell/>
          <table:table-cell table:formula="of:=[.F14]*['RM Table'.$B$13]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Snatch</text:p>
          </table:table-cell>
          <table:table-cell table:formula="of:=2*5" office:value-type="float" office:value="10" calcext:value-type="float">
            <text:p>10</text:p>
          </table:table-cell>
          <table:table-cell table:formula="of:=(0.7+0.75+0.8+0.85*2)/5" office:value-type="float" office:value="0.79" calcext:value-type="float">
            <text:p>0.79</text:p>
          </table:table-cell>
          <table:table-cell table:formula="of:=[.F15]/['RM Table'.$B$33]" office:value-type="float" office:value="0.822916666666667" calcext:value-type="float">
            <text:p>0.82</text:p>
          </table:table-cell>
          <table:table-cell/>
          <table:table-cell table:formula="of:=[.F15]*['RM Table'.$B$13]" office:value-type="float" office:value="63.2" calcext:value-type="float">
            <text:p>63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Snatch</text:p>
          </table:table-cell>
          <table:table-cell table:formula="of:=5*2" office:value-type="float" office:value="10" calcext:value-type="float">
            <text:p>10</text:p>
          </table:table-cell>
          <table:table-cell table:formula="of:=(0.7+0.75+0.8+0.85+1)/5" office:value-type="float" office:value="0.82" calcext:value-type="float">
            <text:p>0.82</text:p>
          </table:table-cell>
          <table:table-cell table:formula="of:=[.F16]/['RM Table'.$B$33]"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3]" office:value-type="float" office:value="65.6" calcext:value-type="float">
            <text:p>65.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Snatch</text:p>
          </table:table-cell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7]/['RM Table'.$B$33]" office:value-type="float" office:value="0.770833333333333" calcext:value-type="float">
            <text:p>0.77</text:p>
          </table:table-cell>
          <table:table-cell/>
          <table:table-cell table:formula="of:=[.F17]*['RM Table'.$B$13]" office:value-type="float" office:value="59.2" calcext:value-type="float">
            <text:p>59.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number-columns-repeated="1017" table:default-cell-style-name="ce18"/>
        <table:table-row table:style-name="ro1">
          <table:table-cell office:value-type="string" calcext:value-type="string">
            <text:p>Clean Progressio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2"/>
          <table:table-cell office:value-type="string" calcext:value-type="string">
            <text:p>6 Se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table:formula="of:=[.F6]/['RM Table'.B34]" office:value-type="float" office:value="0.806451612903226" calcext:value-type="float">
            <text:p>0.81</text:p>
          </table:table-cell>
          <table:table-cell/>
          <table:table-cell table:formula="of:=[.F6]*['RM Table'.$B$11]" office:value-type="float" office:value="82.5" calcext:value-type="float">
            <text:p>82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3er</text:p>
          </table:table-cell>
          <table:table-cell office:value-type="float" office:value="15" calcext:value-type="float">
            <text:p>15</text:p>
          </table:table-cell>
          <table:table-cell table:formula="of:=[.G7]*['RM Table'.$B$34]" office:value-type="float" office:value="0.7965" calcext:value-type="float">
            <text:p>0.7965</text:p>
          </table:table-cell>
          <table:table-cell table:formula="of:=[.G6]+0.05" office:value-type="float" office:value="0.856451612903226" calcext:value-type="float">
            <text:p>0.86</text:p>
          </table:table-cell>
          <table:table-cell/>
          <table:table-cell table:formula="of:=[.F7]*['RM Table'.$B$11]" office:value-type="float" office:value="87.615" calcext:value-type="float">
            <text:p>87.6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er</text:p>
          </table:table-cell>
          <table:table-cell office:value-type="float" office:value="12" calcext:value-type="float">
            <text:p>12</text:p>
          </table:table-cell>
          <table:table-cell table:formula="of:=[.G8]*['RM Table'.$B$34]" office:value-type="float" office:value="0.843" calcext:value-type="float">
            <text:p>0.843</text:p>
          </table:table-cell>
          <table:table-cell table:formula="of:=[.G7]+0.05" office:value-type="float" office:value="0.906451612903226" calcext:value-type="float">
            <text:p>0.91</text:p>
          </table:table-cell>
          <table:table-cell/>
          <table:table-cell table:formula="of:=[.F8]*['RM Table'.$B$11]" office:value-type="float" office:value="92.73" calcext:value-type="float">
            <text:p>92.7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3er</text:p>
          </table:table-cell>
          <table:table-cell office:value-type="float" office:value="9" calcext:value-type="float">
            <text:p>9</text:p>
          </table:table-cell>
          <table:table-cell table:formula="of:=[.G9]*['RM Table'.$B$34]"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F9]*['RM Table'.$B$11]" office:value-type="float" office:value="76.725" calcext:value-type="float">
            <text:p>76.72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1</text:p>
          </table:table-cell>
          <table:table-cell/>
          <table:table-cell table:formula="of:=[.F14]*['RM Table'.$B$11]" office:value-type="float" office:value="85.25" calcext:value-type="float">
            <text:p>8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</text:p>
          </table:table-cell>
          <table:table-cell/>
          <table:table-cell table:formula="of:=[.F15]*['RM Table'.$B$11]" office:value-type="float" office:value="86.9" calcext:value-type="float">
            <text:p>86.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</text:p>
          </table:table-cell>
          <table:table-cell office:value-type="string" calcext:value-type="string">
            <text:p>RM</text:p>
          </table:table-cell>
          <table:table-cell table:formula="of:=[.F16]*['RM Table'.$B$11]" office:value-type="float" office:value="90.2" calcext:value-type="float">
            <text:p>90.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Clean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</text:p>
          </table:table-cell>
          <table:table-cell/>
          <table:table-cell table:formula="of:=[.F17]*['RM Table'.$B$11]"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 Squat" table:style-name="ta1"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21"/>
        <table:table-column table:style-name="co3" table:default-cell-style-name="ce18"/>
        <table:table-column table:style-name="co16" table:default-cell-style-name="ce18"/>
        <table:table-column table:style-name="co3" table:number-columns-repeated="11" table:default-cell-style-name="ce18"/>
        <table:table-column table:style-name="co15" table:default-cell-style-name="ce18"/>
        <table:table-column table:style-name="co16" table:default-cell-style-name="ce18"/>
        <table:table-column table:style-name="co3" table:number-columns-repeated="1002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aused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6]*['RM Table'.$B$36]" office:value-type="float" office:value="0.748" calcext:value-type="float">
            <text:p>0.748</text:p>
          </table:table-cell>
          <table:table-cell table:style-name="ce21" office:value-type="float" office:value="0.85" calcext:value-type="float">
            <text:p>0.85</text:p>
          </table:table-cell>
          <table:table-cell/>
          <table:table-cell table:formula="of:=[.H6]*['RM Table'.$B$9]" office:value-type="float" office:value="114.277777777778" calcext:value-type="float">
            <text:p>114.277777777778</text:p>
          </table:table-cell>
          <table:table-cell table:formula="of:=[.H6]*['RM Table'.$C$9]" office:value-type="float" office:value="102.85" calcext:value-type="float">
            <text:p>102.8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formula="of:=[.I7]*['RM Table'.$B$36]" office:value-type="float" office:value="0.792" calcext:value-type="float">
            <text:p>0.792</text:p>
          </table:table-cell>
          <table:table-cell table:style-name="ce21" office:value-type="float" office:value="0.9" calcext:value-type="float">
            <text:p>0.90</text:p>
          </table:table-cell>
          <table:table-cell/>
          <table:table-cell table:formula="of:=[.H7]*['RM Table'.$B$9]" office:value-type="float" office:value="121" calcext:value-type="float">
            <text:p>121</text:p>
          </table:table-cell>
          <table:table-cell table:formula="of:=[.H7]*['RM Table'.$C$9]" office:value-type="float" office:value="108.9" calcext:value-type="float">
            <text:p>108.9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formula="of:=[.I8]*['RM Table'.$B$36]" office:value-type="float" office:value="0.836" calcext:value-type="float">
            <text:p>0.836</text:p>
          </table:table-cell>
          <table:table-cell table:style-name="ce21" office:value-type="float" office:value="0.95" calcext:value-type="float">
            <text:p>0.95</text:p>
          </table:table-cell>
          <table:table-cell office:value-type="string" calcext:value-type="string">
            <text:p>Open Set</text:p>
          </table:table-cell>
          <table:table-cell table:formula="of:=[.H8]*['RM Table'.$B$9]" office:value-type="float" office:value="127.722222222222" calcext:value-type="float">
            <text:p>127.722222222222</text:p>
          </table:table-cell>
          <table:table-cell table:formula="of:=[.H8]*['RM Table'.$C$9]" office:value-type="float" office:value="114.95" calcext:value-type="float">
            <text:p>114.95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formula="of:=[.I9]*['RM Table'.$B$35]" office:value-type="float" office:value="0.72" calcext:value-type="float">
            <text:p>0.72</text:p>
          </table:table-cell>
          <table:table-cell table:style-name="ce21" office:value-type="float" office:value="0.8" calcext:value-type="float">
            <text:p>0.80</text:p>
          </table:table-cell>
          <table:table-cell/>
          <table:table-cell table:formula="of:=[.H9]*['RM Table'.$B$9]" office:value-type="float" office:value="110" calcext:value-type="float">
            <text:p>110</text:p>
          </table:table-cell>
          <table:table-cell table:formula="of:=[.H9]*['RM Table'.$C$9]" office:value-type="float" office:value="99.0000000000002" calcext:value-type="float">
            <text:p>99.0000000000002</text:p>
          </table:table-cell>
          <table:table-cell table:number-columns-repeated="3"/>
          <table:table-cell table:style-name="Default" table:number-columns-repeated="9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MON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6x5</text:p>
          </table:table-cell>
          <table:table-cell table:formula="of:=6*5" office:value-type="float" office:value="30" calcext:value-type="float">
            <text:p>3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7]" office:value-type="float" office:value="0.86046511627907" calcext:value-type="float">
            <text:p>0.86</text:p>
          </table:table-cell>
          <table:table-cell/>
          <table:table-cell table:formula="of:=[.F14]*['RM Table'.$B$9]" office:value-type="float" office:value="113.055555555556" calcext:value-type="float">
            <text:p>113.055555555556</text:p>
          </table:table-cell>
          <table:table-cell/>
          <table:table-cell table:formula="of:=[.E14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6x5</text:p>
          </table:table-cell>
          <table:table-cell office:value-type="float" office:value="30" calcext:value-type="float">
            <text:p>30</text:p>
          </table:table-cell>
          <table:table-cell table:formula="of:=(0.7+0.75+0.8*3)/5" office:value-type="float" office:value="0.77" calcext:value-type="float">
            <text:p>0.77</text:p>
          </table:table-cell>
          <table:table-cell table:formula="of:=[.F15]/['RM Table'.$B$37]" office:value-type="float" office:value="0.895348837209303" calcext:value-type="float">
            <text:p>0.90</text:p>
          </table:table-cell>
          <table:table-cell/>
          <table:table-cell table:formula="of:=[.F15]*['RM Table'.$B$9]" office:value-type="float" office:value="117.638888888889" calcext:value-type="float">
            <text:p>117.638888888889</text:p>
          </table:table-cell>
          <table:table-cell/>
          <table:table-cell table:formula="of:=[.E15]*0.67" office:value-type="float" office:value="20.1" calcext:value-type="float">
            <text:p>20.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6x4</text:p>
          </table:table-cell>
          <table:table-cell office:value-type="float" office:value="24" calcext:value-type="float">
            <text:p>24</text:p>
          </table:table-cell>
          <table:table-cell table:formula="of:=(0.7+0.75+0.8+1)/4" office:value-type="float" office:value="0.8125" calcext:value-type="float">
            <text:p>0.8125</text:p>
          </table:table-cell>
          <table:table-cell table:formula="of:=[.F16]/['RM Table'.$B$37]" office:value-type="float" office:value="0.944767441860465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16]*['RM Table'.$B$9]" office:value-type="float" office:value="124.131944444445" calcext:value-type="float">
            <text:p>124.131944444445</text:p>
          </table:table-cell>
          <table:table-cell/>
          <table:table-cell table:formula="of:=[.E16]*0.67" office:value-type="float" office:value="16.08" calcext:value-type="float">
            <text:p>16.0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5x4</text:p>
          </table:table-cell>
          <table:table-cell office:value-type="float" office:value="20" calcext:value-type="float">
            <text:p>20</text:p>
          </table:table-cell>
          <table:table-cell table:formula="of:=(0.7+0.75*3)/4" office:value-type="float" office:value="0.7375" calcext:value-type="float">
            <text:p>0.7375</text:p>
          </table:table-cell>
          <table:table-cell table:formula="of:=[.F17]/['RM Table'.$B$36]" office:value-type="float" office:value="0.838068181818182" calcext:value-type="float">
            <text:p>0.84</text:p>
          </table:table-cell>
          <table:table-cell/>
          <table:table-cell table:formula="of:=[.F17]*['RM Table'.$B$9]" office:value-type="float" office:value="112.673611111111" calcext:value-type="float">
            <text:p>112.673611111111</text:p>
          </table:table-cell>
          <table:table-cell/>
          <table:table-cell table:formula="of:=[.E17]*0.67" office:value-type="float" office:value="13.4" calcext:value-type="float">
            <text:p>13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N Saturday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3</text:p>
          </table:table-cell>
          <table:table-cell office:value-type="float" office:value="15" calcext:value-type="float">
            <text:p>15</text:p>
          </table:table-cell>
          <table:table-cell table:formula="of:=(0.7+0.8+0.85*3)/5" office:value-type="float" office:value="0.81" calcext:value-type="float">
            <text:p>0.81</text:p>
          </table:table-cell>
          <table:table-cell table:formula="of:=[.F20]/['RM Table'.$B$34]" office:value-type="float" office:value="0.870967741935484" calcext:value-type="float">
            <text:p>0.87</text:p>
          </table:table-cell>
          <table:table-cell/>
          <table:table-cell table:formula="of:=[.F20]*['RM Table'.$B$9]" office:value-type="float" office:value="123.75" calcext:value-type="float">
            <text:p>123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+0.8+0.85+0.9)/4" office:value-type="float" office:value="0.8125" calcext:value-type="float">
            <text:p>0.8125</text:p>
          </table:table-cell>
          <table:table-cell table:formula="of:=[.F21]/['RM Table'.$B$34]" office:value-type="float" office:value="0.873655913978495" calcext:value-type="float">
            <text:p>0.87</text:p>
          </table:table-cell>
          <table:table-cell/>
          <table:table-cell table:formula="of:=[.F21]*['RM Table'.$B$9]" office:value-type="float" office:value="124.131944444445" calcext:value-type="float">
            <text:p>124.13194444444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Back Squat 4x3</text:p>
          </table:table-cell>
          <table:table-cell office:value-type="float" office:value="12" calcext:value-type="float">
            <text:p>12</text:p>
          </table:table-cell>
          <table:table-cell table:formula="of:=(0.75+0.85+0.9+1)/4" office:value-type="float" office:value="0.875" calcext:value-type="float">
            <text:p>0.875</text:p>
          </table:table-cell>
          <table:table-cell table:formula="of:=[.F22]/['RM Table'.$B$34]" office:value-type="float" office:value="0.940860215053763" calcext:value-type="float">
            <text:p>0.94</text:p>
          </table:table-cell>
          <table:table-cell office:value-type="string" calcext:value-type="string">
            <text:p>RM</text:p>
          </table:table-cell>
          <table:table-cell table:formula="of:=[.F22]*['RM Table'.$B$9]" office:value-type="float" office:value="133.680555555556" calcext:value-type="float">
            <text:p>133.680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Back Squat 3x3</text:p>
          </table:table-cell>
          <table:table-cell office:value-type="float" office:value="9" calcext:value-type="float">
            <text:p>9</text:p>
          </table:table-cell>
          <table:table-cell table:formula="of:=(0.7+0.75+0.8)/3" office:value-type="float" office:value="0.75" calcext:value-type="float">
            <text:p>0.75</text:p>
          </table:table-cell>
          <table:table-cell table:formula="of:=[.F23]/['RM Table'.$B$34]" office:value-type="float" office:value="0.806451612903226" calcext:value-type="float">
            <text:p>0.81</text:p>
          </table:table-cell>
          <table:table-cell/>
          <table:table-cell table:formula="of:=[.F23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GRAMM</text:p>
          </table:table-cell>
          <table:table-cell table:style-name="ce19" office:value-type="string" calcext:value-type="string">
            <text:p>Strength 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>
            <text:p>5 weeks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Back Squat 5x5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F27]/['RM Table'.$B$36]" office:value-type="float" office:value="0.852272727272727" calcext:value-type="float">
            <text:p>0.85</text:p>
          </table:table-cell>
          <table:table-cell/>
          <table:table-cell table:formula="of:=[.F27]*['RM Table'.$B$9]" office:value-type="float" office:value="114.583333333334" calcext:value-type="float">
            <text:p>114.58333333333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style-name="ce17" office:value-type="string" calcext:value-type="string">
            <text:p>Back squat - 80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[.F28]/['RM Table'.$B$34]" office:value-type="float" office:value="0.860215053763441" calcext:value-type="float">
            <text:p>0.86</text:p>
          </table:table-cell>
          <table:table-cell/>
          <table:table-cell table:formula="of:=[.F28]*['RM Table'.$B$9]" office:value-type="float" office:value="122.222222222222" calcext:value-type="float">
            <text:p>122.22222222222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style-name="ce17" office:value-type="string" calcext:value-type="string">
            <text:p>Back squat - 83% x 3 x 5</text:p>
          </table:table-cell>
          <table:table-cell office:value-type="float" office:value="15" calcext:value-type="float">
            <text:p>15</text:p>
          </table:table-cell>
          <table:table-cell office:value-type="float" office:value="0.83" calcext:value-type="float">
            <text:p>0.83</text:p>
          </table:table-cell>
          <table:table-cell table:formula="of:=[.F29]/['RM Table'.$B$34]" office:value-type="float" office:value="0.89247311827957" calcext:value-type="float">
            <text:p>0.89</text:p>
          </table:table-cell>
          <table:table-cell/>
          <table:table-cell table:formula="of:=[.F29]*['RM Table'.$B$9]" office:value-type="float" office:value="126.805555555556" calcext:value-type="float">
            <text:p>126.80555555555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style-name="ce17" office:value-type="string" calcext:value-type="string">
            <text:p>Back squat - 85% x 2 x 4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table:formula="of:=[.F30]/['RM Table'.B33]" office:value-type="float" office:value="0.885416666666667" calcext:value-type="float">
            <text:p>0.89</text:p>
          </table:table-cell>
          <table:table-cell/>
          <table:table-cell table:formula="of:=[.F30]*['RM Table'.$B$9]" office:value-type="float" office:value="129.861111111111" calcext:value-type="float">
            <text:p>129.861111111111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>
            <text:p>Back squat - 90% x 2 x 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[.F31]/['RM Table'.B33]" office:value-type="float" office:value="0.9375" calcext:value-type="float">
            <text:p>0.94</text:p>
          </table:table-cell>
          <table:table-cell/>
          <table:table-cell table:formula="of:=[.F31]*['RM Table'.$B$9]" office:value-type="float" office:value="137.5" calcext:value-type="float">
            <text:p>137.5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adlift" table:style-name="ta1">
        <table:table-column table:style-name="co3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4"/>
          <table:table-cell table:style-name="ce18"/>
          <table:table-cell table:style-name="ce18" office:value-type="string" calcext:value-type="string">
            <text:p>Movement</text:p>
          </table:table-cell>
          <table:table-cell table:style-name="ce18" office:value-type="string" calcext:value-type="string">
            <text:p>Set</text:p>
          </table:table-cell>
          <table:table-cell table:style-name="ce18" office:value-type="string" calcext:value-type="string">
            <text:p>Reps</text:p>
          </table:table-cell>
          <table:table-cell table:style-name="ce18" office:value-type="string" calcext:value-type="string">
            <text:p>Volume</text:p>
          </table:table-cell>
          <table:table-cell table:style-name="ce18" office:value-type="string" calcext:value-type="string">
            <text:p>Intensity AVG</text:p>
          </table:table-cell>
          <table:table-cell table:style-name="ce21" office:value-type="string" calcext:value-type="string">
            <text:p>Relative Intensity AVG</text:p>
          </table:table-cell>
          <table:table-cell table:style-name="ce18"/>
          <table:table-cell table:style-name="ce18" office:value-type="string" calcext:value-type="string">
            <text:p>Weight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1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48" calcext:value-type="float">
            <text:p>0.748</text:p>
          </table:table-cell>
          <table:table-cell table:style-name="ce18" office:value-type="float" office:value="0.85" calcext:value-type="float">
            <text:p>0.85</text:p>
          </table:table-cell>
          <table:table-cell table:style-name="ce21"/>
          <table:table-cell table:style-name="ce18" table:formula="of:=[.J8]*['RM Table'.$B$4]" office:value-type="float" office:value="148.75" calcext:value-type="float">
            <text:p>148.7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2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.1" calcext:value-type="float">
            <text:p>20.1</text:p>
          </table:table-cell>
          <table:table-cell table:style-name="ce18" office:value-type="float" office:value="0.792" calcext:value-type="float">
            <text:p>0.792</text:p>
          </table:table-cell>
          <table:table-cell table:style-name="ce18" office:value-type="float" office:value="0.9" calcext:value-type="float">
            <text:p>0.9</text:p>
          </table:table-cell>
          <table:table-cell table:style-name="ce21"/>
          <table:table-cell table:style-name="ce18" table:formula="of:=[.J9]*['RM Table'.$B$4]" office:value-type="float" office:value="157.5" calcext:value-type="float">
            <text:p>157.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3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.08" calcext:value-type="float">
            <text:p>16.08</text:p>
          </table:table-cell>
          <table:table-cell table:style-name="ce18" office:value-type="float" office:value="0.836" calcext:value-type="float">
            <text:p>0.836</text:p>
          </table:table-cell>
          <table:table-cell table:style-name="ce18" office:value-type="float" office:value="0.95" calcext:value-type="float">
            <text:p>0.95</text:p>
          </table:table-cell>
          <table:table-cell table:style-name="ce21" office:value-type="string" calcext:value-type="string">
            <text:p>Open Set</text:p>
          </table:table-cell>
          <table:table-cell table:style-name="ce18" table:formula="of:=[.J10]*['RM Table'.$B$4]" office:value-type="float" office:value="166.25" calcext:value-type="float">
            <text:p>166.25</text:p>
          </table:table-cell>
        </table:table-row>
        <table:table-row table:style-name="ro1">
          <table:table-cell table:number-columns-repeated="4"/>
          <table:table-cell table:style-name="ce18" office:value-type="string" calcext:value-type="string">
            <text:p>Cycle 4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3.4" calcext:value-type="float">
            <text:p>13.4</text:p>
          </table:table-cell>
          <table:table-cell table:style-name="ce18" office:value-type="float" office:value="0.72" calcext:value-type="float">
            <text:p>0.72</text:p>
          </table:table-cell>
          <table:table-cell table:style-name="ce18" office:value-type="float" office:value="0.8" calcext:value-type="float">
            <text:p>0.8</text:p>
          </table:table-cell>
          <table:table-cell table:style-name="ce21"/>
          <table:table-cell table:style-name="ce18" table:formula="of:=[.J11]*['RM Table'.$B$4]" office:value-type="float" office:value="143.181818181818" calcext:value-type="float">
            <text:p>143.181818181818</text:p>
          </table:table-cell>
        </table:table-row>
      </table:table>
      <table:table table:name="Jerk" table:style-name="ta1"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kill level 4 Mesocycle 2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(2 reps)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7291666666667" calcext:value-type="float">
            <text:p>0.807291666666667</text:p>
          </table:table-cell>
          <table:table-cell/>
          <table:table-cell table:formula="of:=[.G8]*['RM Table'.$B$6]" office:value-type="float" office:value="92.8385416666669" calcext:value-type="float">
            <text:p>92.838541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.79</text:p>
          </table:table-cell>
          <table:table-cell office:value-type="float" office:value="0.822916666666667" calcext:value-type="float">
            <text:p>0.822916666666667</text:p>
          </table:table-cell>
          <table:table-cell/>
          <table:table-cell table:formula="of:=[.G9]*['RM Table'.$B$6]" office:value-type="float" office:value="94.6354166666669" calcext:value-type="float">
            <text:p>94.63541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82" calcext:value-type="float">
            <text:p>0.82</text:p>
          </table:table-cell>
          <table:table-cell office:value-type="float" office:value="0.854166666666667" calcext:value-type="float">
            <text:p>0.854166666666667</text:p>
          </table:table-cell>
          <table:table-cell office:value-type="string" calcext:value-type="string">
            <text:p>RM</text:p>
          </table:table-cell>
          <table:table-cell table:formula="of:=[.G10]*['RM Table'.$B$6]" office:value-type="float" office:value="98.2291666666669" calcext:value-type="float">
            <text:p>98.22916666666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10" calcext:value-type="float">
            <text:p>10</text:p>
          </table:table-cell>
          <table:table-cell office:value-type="float" office:value="0.74" calcext:value-type="float">
            <text:p>0.74</text:p>
          </table:table-cell>
          <table:table-cell office:value-type="float" office:value="0.770833333333333" calcext:value-type="float">
            <text:p>0.770833333333333</text:p>
          </table:table-cell>
          <table:table-cell/>
          <table:table-cell table:formula="of:=[.G11]*['RM Table'.$B$6]" office:value-type="float" office:value="88.6458333333336" calcext:value-type="float">
            <text:p>88.6458333333336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Jerk 3er</text:p>
          </table:table-cell>
          <table:table-cell office:value-type="float" office:value="18" calcext:value-type="float">
            <text:p>18</text:p>
          </table:table-cell>
          <table:table-cell office:value-type="float" office:value="0.75" calcext:value-type="float">
            <text:p>0.75</text:p>
          </table:table-cell>
          <table:table-cell office:value-type="float" office:value="0.806451612903226" calcext:value-type="float">
            <text:p>0.806451612903226</text:p>
          </table:table-cell>
          <table:table-cell/>
          <table:table-cell table:formula="of:=[.G17]*['RM Table'.$B$6]" office:value-type="float" office:value="89.8437500000003" calcext:value-type="float">
            <text:p>89.8437500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Jerk</text:p>
          </table:table-cell>
          <table:table-cell office:value-type="float" office:value="15" calcext:value-type="float">
            <text:p>15</text:p>
          </table:table-cell>
          <table:table-cell office:value-type="float" office:value="0.7965" calcext:value-type="float">
            <text:p>0.7965</text:p>
          </table:table-cell>
          <table:table-cell office:value-type="float" office:value="0.856451612903226" calcext:value-type="float">
            <text:p>0.856451612903226</text:p>
          </table:table-cell>
          <table:table-cell/>
          <table:table-cell table:formula="of:=[.G18]*['RM Table'.$B$6]" office:value-type="float" office:value="95.4140625000003" calcext:value-type="float">
            <text:p>95.41406250000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0.843" calcext:value-type="float">
            <text:p>0.843</text:p>
          </table:table-cell>
          <table:table-cell office:value-type="float" office:value="0.906451612903226" calcext:value-type="float">
            <text:p>0.906451612903226</text:p>
          </table:table-cell>
          <table:table-cell/>
          <table:table-cell table:formula="of:=[.G19]*['RM Table'.$B$6]" office:value-type="float" office:value="100.984375" calcext:value-type="float">
            <text:p>100.9843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Jerk</text:p>
          </table:table-cell>
          <table:table-cell office:value-type="float" office:value="9" calcext:value-type="float">
            <text:p>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0]*['RM Table'.$B$6]" office:value-type="float" office:value="83.5546875000002" calcext:value-type="float">
            <text:p>83.5546875000002</text:p>
          </table:table-cell>
        </table:table-row>
      </table:table>
      <table:table table:name="OVS" table:style-name="ta1">
        <table:table-column table:style-name="co1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headsqua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My Feel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office:value-type="string" calcext:value-type="string">
            <text:p>5er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table:formula="of:=[.F6]/['RM Table'.B36]" office:value-type="float" office:value="0.829545454545455" calcext:value-type="float">
            <text:p>0.829545454545455</text:p>
          </table:table-cell>
          <table:table-cell/>
          <table:table-cell table:formula="of:=[.F6]*['RM Table'.$B$8]" office:value-type="float" office:value="66.9166666666667" calcext:value-type="float">
            <text:p>66.91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office:value-type="string" calcext:value-type="string">
            <text:p>4er</text:p>
          </table:table-cell>
          <table:table-cell office:value-type="float" office:value="12" calcext:value-type="float">
            <text:p>12</text:p>
          </table:table-cell>
          <table:table-cell table:formula="of:=[.G7]*['RM Table'.B35]" office:value-type="float" office:value="0.778090909090909" calcext:value-type="float">
            <text:p>0.778090909090909</text:p>
          </table:table-cell>
          <table:table-cell table:formula="of:=[.G6]+0.035" office:value-type="float" office:value="0.864545454545454" calcext:value-type="float">
            <text:p>0.864545454545454</text:p>
          </table:table-cell>
          <table:table-cell/>
          <table:table-cell table:formula="of:=[.F7]*['RM Table'.$B$8]" office:value-type="float" office:value="71.325" calcext:value-type="float">
            <text:p>71.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  <table:table-cell table:formula="of:=[.G8]*['RM Table'.B34]" office:value-type="float" office:value="0.836577272727273" calcext:value-type="float">
            <text:p>0.836577272727273</text:p>
          </table:table-cell>
          <table:table-cell table:formula="of:=[.G7]+0.035" office:value-type="float" office:value="0.899545454545454" calcext:value-type="float">
            <text:p>0.899545454545454</text:p>
          </table:table-cell>
          <table:table-cell/>
          <table:table-cell table:formula="of:=[.F8]*['RM Table'.$B$8]" office:value-type="float" office:value="76.68625" calcext:value-type="float">
            <text:p>76.686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office:value-type="string" calcext:value-type="string">
            <text:p>2s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9]/['RM Table'.B33]" office:value-type="float" office:value="0.729166666666667" calcext:value-type="float">
            <text:p>0.729166666666667</text:p>
          </table:table-cell>
          <table:table-cell/>
          <table:table-cell table:formula="of:=[.F9]*['RM Table'.$B$8]" office:value-type="float" office:value="64.1666666666667" calcext:value-type="float">
            <text:p>64.16666666666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2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</text:p>
          </table:table-cell>
          <table:table-cell office:value-type="string" calcext:value-type="string">
            <text:p>skill level 4 prerp 2 mesocycle</text:p>
          </table:table-cell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Volume 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0.7+0.75*4)/5" office:value-type="float" office:value="0.74" calcext:value-type="float">
            <text:p>0.74</text:p>
          </table:table-cell>
          <table:table-cell table:formula="of:=[.F14]/['RM Table'.$B$33]" office:value-type="float" office:value="0.770833333333333" calcext:value-type="float">
            <text:p>0.770833333333333</text:p>
          </table:table-cell>
          <table:table-cell/>
          <table:table-cell table:formula="of:=[.F14]*['RM Table'.$B$8]" office:value-type="float" office:value="67.8333333333334" calcext:value-type="float">
            <text:p>67.8333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*2)/4" office:value-type="float" office:value="0.7625" calcext:value-type="float">
            <text:p>0.7625</text:p>
          </table:table-cell>
          <table:table-cell table:formula="of:=[.F15]/['RM Table'.$B$33]" office:value-type="float" office:value="0.794270833333334" calcext:value-type="float">
            <text:p>0.794270833333334</text:p>
          </table:table-cell>
          <table:table-cell/>
          <table:table-cell table:formula="of:=[.F15]*['RM Table'.$B$8]" office:value-type="float" office:value="69.8958333333334" calcext:value-type="float">
            <text:p>69.89583333333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/>
          <table:table-cell office:value-type="float" office:value="8" calcext:value-type="float">
            <text:p>8</text:p>
          </table:table-cell>
          <table:table-cell table:formula="of:=(0.7+0.75+0.8+0.85)/4" office:value-type="float" office:value="0.775" calcext:value-type="float">
            <text:p>0.775</text:p>
          </table:table-cell>
          <table:table-cell table:formula="of:=[.F16]/['RM Table'.$B$33]" office:value-type="float" office:value="0.807291666666667" calcext:value-type="float">
            <text:p>0.807291666666667</text:p>
          </table:table-cell>
          <table:table-cell/>
          <table:table-cell table:formula="of:=[.F16]*['RM Table'.$B$8]" office:value-type="float" office:value="71.0416666666667" calcext:value-type="float">
            <text:p>71.041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formula="of:=[.F17]/['RM Table'.$B$33]" office:value-type="float" office:value="0.729166666666667" calcext:value-type="float">
            <text:p>0.729166666666667</text:p>
          </table:table-cell>
          <table:table-cell/>
          <table:table-cell table:formula="of:=[.F17]*['RM Table'.$B$8]" office:value-type="float" office:value="64.1666666666667" calcext:value-type="float">
            <text:p>64.1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GRAMM</text:p>
          </table:table-cell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nsity AVG</text:p>
          </table:table-cell>
          <table:table-cell office:value-type="string" calcext:value-type="string">
            <text:p>Relative Intensity AV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20:39:52.871075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08T09:40:14.929443336</dc:date>
    <meta:editing-duration>P2DT19H41M17S</meta:editing-duration>
    <meta:editing-cycles>12</meta:editing-cycles>
    <meta:generator>LibreOffice/5.2.7.2$Linux_X86_64 LibreOffice_project/20m0$Build-2</meta:generator>
    <meta:document-statistic meta:table-count="14" meta:cell-count="982" meta:object-count="0"/>
  </office:meta>
</office:document-meta>
</file>